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2e543" officeooo:paragraph-rsid="0002e543"/>
    </style:style>
    <style:style style:name="T1" style:family="text">
      <style:text-properties officeooo:rsid="0002e5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tyACM0 is the port to which teensy is connected</text:p>
      <text:p text:style-name="P1"><text:bookmark text:name="line-1-13"/>rosrun rosserial_python serial_node.py /dev/tty<text:span text:style-name="T1">ACM</text:span>0 <text:s text:c="3"/></text:p>
      <text:p text:style-name="Standard">rosrun rqt_plot rqt_plo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3:33:09.675186288</meta:creation-date>
    <dc:date>2022-12-22T20:36:26.847673668</dc:date>
    <meta:editing-duration>PT37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6" meta:character-count="127" meta:non-whitespace-character-count="110"/>
  </office:meta>
</office:document-meta>
</file>